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800000087A51EE13F.jpg" manifest:media-type=""/>
  <manifest:file-entry manifest:full-path="Pictures/10000F330000305700003057F89BCC98.svg" manifest:media-type=""/>
  <manifest:file-entry manifest:full-path="Pictures/1000020100000090000000AB4054E880.png" manifest:media-type=""/>
  <manifest:file-entry manifest:full-path="Pictures/1000020000000096000000929D8C6834.png" manifest:media-type=""/>
  <manifest:file-entry manifest:full-path="Pictures/10000201000001D4000001D466A9CAA1.pn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10580000909C0000166F515F01A7.sv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>
      <style:graphic-properties draw:fill-color="#cfe7f5" draw:textarea-horizontal-align="left" draw:textarea-vertical-align="top" draw:auto-grow-height="false" draw:shadow="visib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>
      <style:graphic-properties draw:fill-color="#ffff99" draw:textarea-horizontal-align="justify" draw:textarea-vertical-align="middle" draw:auto-grow-height="false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5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subtitle">
      <style:graphic-properties draw:fill-color="#ffffff" fo:min-height="13.534cm"/>
    </style:style>
    <style:style style:name="pr9" style:family="presentation" style:parent-style-name="BrightBlue-outline1">
      <style:graphic-properties fo:min-height="13.28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5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5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7" draw:layer="layout" svg:width="19.5cm" svg:height="3.467cm" svg:x="1.4cm" svg:y="0.8cm" presentation:class="title">
          <draw:text-box>
            <text:p>第１章</text:p>
          </draw:text-box>
        </draw:frame>
        <draw:frame presentation:style-name="pr8" draw:layer="layout" svg:width="25.2cm" svg:height="13.5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9" draw:layer="layout" svg:width="25.2cm" svg:height="13.5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054E880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9" draw:layer="layout" svg:width="25.2cm" svg:height="13.5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関数</text:p>
          </draw:text-box>
        </draw:frame>
        <draw:frame presentation:style-name="pr9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9" draw:layer="layout" svg:width="25.2cm" svg:height="13.5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66A9CAA1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7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7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7"><text:span text:style-name="T7">整数のリストなら</text:span></text:p>
          <text:p text:style-name="P7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7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7"><text:span text:style-name="T7">先頭要素から</text:span><text:span text:style-name="T7"><text:line-break/></text:span><text:span text:style-name="T7">順に</text:span></text:p>
          <text:p text:style-name="P7"><text:span text:style-name="T7">大きいほうが</text:span></text:p>
          <text:p text:style-name="P7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7"><text:span text:style-name="T7">空リストは</text:span></text:p>
          <text:p text:style-name="P7"><text:span text:style-name="T7">どんなリストより</text:span></text:p>
          <text:p text:style-name="P7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7"><text:span text:style-name="T7">長さが</text:span></text:p>
          <text:p text:style-name="P7"><text:span text:style-name="T7">違っても</text:span></text:p>
          <text:p text:style-name="P7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7"><text:span text:style-name="T7">等しいか</text:span></text:p>
          <text:p text:style-name="P7"><text:span text:style-name="T7">どうかは</text:span></text:p>
          <text:p text:style-name="P7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7"><text:span text:style-name="T7">順序には</text:span></text:p>
          <text:p text:style-name="P7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7"><text:span text:style-name="T7">不等号は</text:span></text:p>
          <text:p text:style-name="P7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7" draw:text-style-name="P6" draw:layer="レイアウト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ustom-shape draw:style-name="gr10" draw:text-style-name="P2" xml:id="id1" draw:id="id1" draw:layer="レイアウト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レイアウト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レイアウト" svg:width="0.2cm" svg:height="0.2cm" svg:x="14cm" svg:y="8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2" xml:id="id3" draw:id="id3" draw:layer="レイアウト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レイアウト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" draw:id="id4" draw:layer="レイアウト" svg:width="0.2cm" svg:height="0.2cm" svg:x="16.6cm" svg:y="8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2" xml:id="id5" draw:id="id5" draw:layer="レイアウト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レイアウト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レイアウト" svg:width="0.2cm" svg:height="0.2cm" svg:x="19.2cm" svg:y="8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2" xml:id="id7" draw:id="id7" draw:layer="レイアウト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レイアウト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2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2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2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3" draw:text-style-name="P2" draw:layer="layout" svg:x1="21.4cm" svg:y1="9.1cm" svg:x2="22.4cm" svg:y2="8.3cm">
          <text:p/>
        </draw:line>
        <draw:custom-shape draw:style-name="gr14" draw:text-style-name="P2" draw:layer="レイアウト" svg:width="0.444cm" svg:height="2cm" draw:transform="rotate (-1.5707963267949) translate (12cm 7.67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2" draw:layer="レイアウト" svg:width="0.444cm" svg:height="9.6cm" draw:transform="rotate (-1.5707963267949) translate (22.2cm 7.67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5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8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ustom-shape draw:style-name="gr8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2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2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2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3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5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2.18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7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7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1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4T18:09:52.780965995</dc:date>
    <dc:creator>Naruhiko Ogasawara</dc:creator>
    <meta:editing-duration>PT2H14M43S</meta:editing-duration>
    <meta:editing-cycles>4</meta:editing-cycles>
    <meta:generator>LibreOffice/4.1.2.2$Linux_X86_64 LibreOffice_project/410m0$Build-2</meta:generator>
    <meta:document-statistic meta:object-count="196"/>
  </office:meta>
</office:document-meta>
</file>